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pecifikation</text:p>
      <text:p text:style-name="P4"/>
      <text:p text:style-name="P2">Allmäna testprocedurer</text:p>
      <text:p text:style-name="P3">Systemet testas vanligtvis på söndagar med hjälp av blackbox testning för att se till att koden fungerar som tänkt.</text:p>
      <text:p text:style-name="P3"/>
      <text:p text:style-name="P4">Systemtester och referenser till testfall</text:p>
      <text:p text:style-name="P7">Här listas de systemtester som finns.</text:p>
      <text:p text:style-name="P7"/>
      <text:p text:style-name="P7"/>
      <text:p text:style-name="P4">Testfall</text:p>
      <text:p text:style-name="P5"/>
      <text:p text:style-name="P5">State management och meny.</text:p>
      <text:p text:style-name="P7"/>
      <text:p text:style-name="P7">Målet med detta testet är att se till att meny funktionen fungerar som tänk samt att de olika "states" som finns fungerar.</text:p>
      <text:p text:style-name="P7"/>
      <text:p text:style-name="P5">Spelarens farkost samt vanliga fiender.</text:p>
      <text:p text:style-name="P7"/>
      <text:p text:style-name="P7">Målet med testet är att se till att spelarens farkost kan kontrolleras som tänk, samt att fienderna kommer renderas och tar skada som tänk när spelaren skjuter och träff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9S</meta:editing-duration>
    <meta:editing-cycles>4</meta:editing-cycles>
    <meta:generator>OpenOffice/4.0.1$Win32 OpenOffice.org_project/401m5$Build-9714</meta:generator>
    <dc:date>2014-04-27T21:34:34.58</dc:date>
    <meta:document-statistic meta:table-count="0" meta:image-count="0" meta:object-count="0" meta:page-count="1" meta:paragraph-count="10" meta:word-count="94" meta:character-count="599"/>
    <meta:user-defined meta:name="Info 1"/>
    <meta:user-defined meta:name="Info 2"/>
    <meta:user-defined meta:name="Info 3"/>
    <meta:user-defined meta:name="Info 4"/>
  </office:meta>
</office:document-meta>
</file>